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EAA0A5EAF3AD9B2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3a50b9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normal" officeooo:rsid="00162755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text-properties style:font-name="Arial" officeooo:paragraph-rsid="002c8b09"/>
    </style:style>
    <style:style style:name="P14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2c8b09"/>
    </style:style>
    <style:style style:name="P16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2c8b0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2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2c8b09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2c8b09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0b1a2" officeooo:paragraph-rsid="0030b1a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 style:list-style-name="L5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rsid="002d83e5" officeooo:paragraph-rsid="002d83e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 fo:font-size="12pt" officeooo:paragraph-rsid="002c8b09" style:font-size-asian="12pt" style:font-size-complex="12pt"/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74992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1b13f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normal" officeooo: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style:font-name="Arial" fo:font-size="12pt" fo:font-style="normal" style:text-underline-style="none" fo:font-weight="normal" officeooo: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style:font-name="Arial"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officeooo:rsid="002be1f9"/>
    </style:style>
    <style:style style:name="T13" style:family="text">
      <style:text-properties officeooo:rsid="001575b4"/>
    </style:style>
    <style:style style:name="T14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16" style:family="text">
      <style:text-properties officeooo:rsid="00162755"/>
    </style:style>
    <style:style style:name="T17" style:family="text">
      <style:text-properties officeooo:rsid="002c8b09"/>
    </style:style>
    <style:style style:name="T18" style:family="text">
      <style:text-properties fo:color="#008000" style:font-name="Arial" fo:font-size="12pt" fo:font-style="normal" style:text-underline-style="none" fo:font-weight="bold" officeooo: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T19" style:family="text">
      <style:text-properties fo:color="#008000" style:font-name="Arial" fo:font-size="12pt" fo:font-style="normal" style:text-underline-style="none" fo:font-weight="bold" officeooo: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T20" style:family="text">
      <style:text-properties fo:color="#008000" style:font-name="Arial" fo:font-size="12pt" fo:font-style="normal" style:text-underline-style="none" fo:font-weight="bold" officeooo:rsid="0041b13f" style:font-size-asian="12pt" style:font-style-asian="normal" style:font-weight-asian="bold" style:font-name-complex="Arial" style:font-size-complex="12pt" style:font-style-complex="normal" style:font-weight-complex="bold"/>
    </style:style>
    <style:style style:name="T21" style:family="text">
      <style:text-properties officeooo:rsid="0039076e"/>
    </style:style>
    <style:style style:name="T22" style:family="text">
      <style:text-properties officeooo:rsid="003a50b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a50b9" style:font-weight-asian="bold" style:font-weight-complex="bold"/>
    </style:style>
    <style:style style:name="T25" style:family="text">
      <style:text-properties fo:font-weight="bold" officeooo:rsid="0041b13f" style:font-weight-asian="bold" style:font-weight-complex="bold"/>
    </style:style>
    <style:style style:name="T26" style:family="text">
      <style:text-properties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font-size="12pt" fo:font-style="normal" style:text-underline-style="none" fo:font-weight="bold" officeooo: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T28" style:family="text">
      <style:text-properties officeooo:rsid="003d63c2"/>
    </style:style>
    <style:style style:name="T29" style:family="text">
      <style:text-properties officeooo:rsid="0041b13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DE. IES Haría</text:p>
      <text:p text:style-name="P17">UT<text:span text:style-name="T29">8</text:span>. <text:span text:style-name="T21">Recuperación. Prueba teórico-práctica 2/2</text:span></text:p>
      <text:h text:style-name="P33" text:outline-level="1"><text:span text:style-name="T12">Sistemas</text:span> de cableado estructurado</text:h>
      <text:p text:style-name="P11"/>
      <text:p text:style-name="P14">Realiza los siguientes ejercicios</text:p>
      <text:p text:style-name="P12"/>
      <text:p text:style-name="P15"><text:span text:style-name="T18">Ejercicio </text:span><text:span text:style-name="T20">3</text:span><text:span text:style-name="T18">. </text:span><text:span text:style-name="T19">Dimensionado de un distribuidor</text:span></text:p>
      <text:p text:style-name="P18"/>
      <text:p text:style-name="P19"/>
      <text:p text:style-name="P3">Queremos diseñar un <text:span text:style-name="T13">repartidor de planta</text:span> <text:span text:style-name="T13">(FD)</text:span> con los siguientes requisitos:</text:p>
      <text:p text:style-name="P19"/>
      <text:list xml:id="list5212336146096323168" text:style-name="L1">
        <text:list-item>
          <text:p text:style-name="P24"><text:span text:style-name="T8">E</text:span><text:span text:style-name="T7">stá previsto que aloje una sala con </text:span><text:span text:style-name="T10">540</text:span><text:span text:style-name="T7"> usuarios</text:span></text:p>
        </text:list-item>
        <text:list-item>
          <text:p text:style-name="P24"><text:span text:style-name="T8">Hay </text:span><text:span text:style-name="T10">1</text:span><text:span text:style-name="T8">5</text:span><text:span text:style-name="T7"> despachos individuales.</text:span></text:p>
        </text:list-item>
        <text:list-item>
          <text:p text:style-name="P25">Contiene <text:span text:style-name="T22">3 </text:span>sala<text:span text:style-name="T28">s</text:span> de reuniones</text:p>
        </text:list-item>
        <text:list-item>
          <text:p text:style-name="P26">Los armarios tienen capacidad de 42U</text:p>
        </text:list-item>
      </text:list>
      <text:p text:style-name="P20"/>
      <text:p text:style-name="P2"><text:span text:style-name="T22">Insertar los </text:span><text:span text:style-name="T24">cálculos</text:span><text:span text:style-name="T22"> y el resultado</text:span>:</text:p>
      <text:p text:style-name="P1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7116296966114360327" text:style-name="L2">
              <text:list-item>
                <text:p text:style-name="P27">El número de <text:span text:style-name="T17">conectores</text:span> de red: </text:p>
              </text:list-item>
              <text:list-item>
                <text:p text:style-name="P30">El número de unidades de armario necesarios (U):</text:p>
              </text:list-item>
              <text:list-item>
                <text:p text:style-name="P31"><text:span text:style-name="T14">El número de armarios. </text:span><text:span text:style-name="T15">Necesarios : </text:span></text:p>
              </text:list-item>
            </text:list>
          </table:table-cell>
        </table:table-row>
      </table:table>
      <text:p text:style-name="P6"/>
      <text:p text:style-name="P8">Ejercicio <text:span text:style-name="T29">4</text:span>. <text:span text:style-name="T17">Cantidad de cables en canalización</text:span></text:p>
      <text:p text:style-name="P1"/>
      <text:list xml:id="list685091769017434742" text:style-name="L3">
        <text:list-header>
          <text:p text:style-name="P22">¿Cuántos cables <text:span text:style-name="T16">de datos</text:span> deben meterse como máximo en los siguientes tipos de canaleta cumpliendo las recomendaciones incluidas en la normativa? </text:p>
        </text:list-header>
      </text:list>
      <text:p text:style-name="P4"/>
      <text:p text:style-name="P4"><text:span text:style-name="T22">Insertar los </text:span><text:span text:style-name="T24">cálculos</text:span><text:span text:style-name="T22"> y el resultado:</text:span></text:p>
      <text:p text:style-name="P1"/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3037231467418144628" text:style-name="L4">
              <text:list-item>
                <text:p text:style-name="P28"><text:span text:style-name="T17">12</text:span>0x<text:span text:style-name="T17">50</text:span>mm : </text:p>
              </text:list-item>
              <text:list-item>
                <text:p text:style-name="P28"><text:span text:style-name="T17">135</text:span>x<text:span text:style-name="T22">55</text:span>mm : </text:p>
              </text:list-item>
            </text:list>
          </table:table-cell>
        </table:table-row>
      </table:table>
      <text:p text:style-name="P1"><text:span text:style-name="Source_20_Text"><text:span text:style-name="T11"/></text:span></text:p>
      <text:p text:style-name="P9">Ejercicio <text:span text:style-name="T29">5</text:span>. <text:span text:style-name="T29">Tamaño de canalización</text:span></text:p>
      <text:p text:style-name="P9"/>
      <text:list xml:id="list90632494701847" text:continue-list="list685091769017434742" text:style-name="L3">
        <text:list-header>
          <text:p text:style-name="P23"><text:span text:style-name="T29">De que </text:span><text:span text:style-name="T25">altura</text:span><text:span text:style-name="T29"> mínima debe ser una canalización de </text:span><text:span text:style-name="T25">7 cm de lado</text:span><text:span text:style-name="T29"> </text:span>si en nuestra instalación horizontal irán como máximo <text:span text:style-name="T25">90</text:span><text:span text:style-name="T23"> cables</text:span>.</text:p>
        </text:list-header>
      </text:list>
      <text:p text:style-name="P5"/>
      <text:p text:style-name="P7"><text:span text:style-name="T26">Insertar los </text:span><text:span text:style-name="T27">cálculos</text:span><text:span text:style-name="T26"> y el resultado: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/>
            <text:list xml:id="list1570973816752512446" text:style-name="L5">
              <text:list-header>
                <text:p text:style-name="P29"><text:soft-page-break/></text:p>
              </text:list-header>
            </text:list>
          </table:table-cell>
        </table:table-row>
      </table:table>
      <text:p text:style-name="P10"><text:span text:style-name="Source_20_Text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1b13f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74992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3">-A</text:span><text:span text:style-name="MT4">E</text:span><text:span text:style-name="MT2">1</text:span><text:span text:style-name="MT1">. </text:span><text:span text:style-name="MT4">Prueba práctica. Sistemas de c</text:span><text:span text:style-name="MT1">ableado estructurado </text:span><text:span text:style-name="MT5">2/2</text:span><text:span text:style-name="MT6"><text:tab/></text:span><text:span text:style-name="MT6"><draw:frame draw:style-name="Mfr1" draw:name="gráficos1" text:anchor-type="as-char" svg:width="2.335cm" svg:height="0.818cm" draw:z-index="1"><draw:image xlink:href="Pictures/10000201000001930000008DEAA0A5EAF3AD9B23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06-16T09:06:30.687546273</dc:date>
    <meta:print-date>2007-05-15T10:21:03</meta:print-date>
    <meta:editing-cycles>46</meta:editing-cycles>
    <meta:editing-duration>PT7H45M37S</meta:editing-duration>
    <meta:document-statistic meta:table-count="3" meta:image-count="1" meta:object-count="0" meta:page-count="2" meta:paragraph-count="24" meta:word-count="173" meta:character-count="1071" meta:non-whitespace-character-count="925"/>
    <meta:user-defined meta:name="Info 1"/>
    <meta:user-defined meta:name="Info 2"/>
    <meta:user-defined meta:name="Info 3"/>
    <meta:user-defined meta:name="Info 4"/>
  </office:meta>
</office:document-meta>
</file>